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4" style:family="paragraph" style:parent-style-name="Standard">
      <style:paragraph-properties fo:margin-left="0in" fo:margin-right="0in" fo:orphans="2" fo:widows="2" fo:text-indent="0in" style:auto-text-indent="false"/>
      <style:text-properties fo:color="#0000ff" style:font-name="Liberation Serif" fo:font-size="12pt" officeooo:paragraph-rsid="00042ec0" style:font-size-asian="12pt" style:font-size-complex="12pt"/>
    </style:style>
    <style:style style:name="P5"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06e112" style:font-size-asian="12pt" style:font-size-complex="12pt"/>
    </style:style>
    <style:style style:name="P6"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officeooo:rsid="00042ec0"/>
    </style:style>
    <style:style style:name="T3" style:family="text">
      <style:text-properties fo:font-variant="normal" fo:text-transform="none" fo:color="#0000ff" fo:letter-spacing="normal" fo:font-style="normal" fo:font-weight="normal" officeooo:rsid="0009bd42"/>
    </style:style>
    <style:style style:name="T4" style:family="text">
      <style:text-properties fo:font-variant="normal" fo:text-transform="none" fo:letter-spacing="normal" fo:font-style="normal" fo:font-weight="normal"/>
    </style:style>
    <style:style style:name="T5" style:family="text">
      <style:text-properties fo:color="#0000ff" officeooo:rsid="00042ec0"/>
    </style:style>
    <style:style style:name="T6" style:family="text">
      <style:text-properties officeooo:rsid="00050d4a"/>
    </style:style>
    <style:style style:name="T7" style:family="text">
      <style:text-properties officeooo:rsid="0009bd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p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1"><text:span text:style-name="T1"/></text:p>
      <text:p text:style-name="P1"><text:span text:style-name="T2">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1"><text:span text:style-name="T1"/></text:p>
      <text:p text:style-name="P1"><text:span text:style-name="T2">TODO</text:span><text:line-break/><text:line-break/><text:span text:style-name="T1">(2) Additionally, the introduction could benefit from more grounding in cognitive science and </text:span><text:soft-page-break/><text:span text:style-name="T1">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5">TODO: Reference to nobody but grad students understanding math. These were helpful resources, we have added some reference to this literature, and increased our discussion of the importance of relationships between concepts to understanding.</text:p>
      <text:p text:style-name="P3"/>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3">TODO</text:p>
      <text:p text:style-name="P3"/>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3">The hybrid presentation subjects received <text:span text:style-name="T6">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3"/>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6">This idea was inspired by the results from De Bock et al. which showed that subjects were making different inferences about higher level rul<text:span text:style-name="T7">es or relationships, which we hypothesized could better prepare subjects for learning later concepts. We have added material clarifying this to the hypotheses </text:span><text:soft-page-break/><text:span text:style-name="T7">section, as well as slightly expanding our discussion of it in the introduction to make the connection more clear.</text:span></text:p>
      <text:p text:style-name="P3"/>
      <text:p text:style-name="P1"><text:span text:style-name="T1">(3) Statistics tests - Provide citations for some statistics tests or terms and provide some justification as to why they are appropriate for your study (e.g., "naïve Bayes classifiers")</text:span></text:p>
      <text:p text:style-name="P1"><text:span text:style-name="T1"/></text:p>
      <text:p text:style-name="P2"><text:span text:style-name="T3">We have added a citation giving an overview of naïve Bayes and describing 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1"><text:span text:style-name="T1"/></text:p>
      <text:p text:style-name="P1"><text:span text:style-name="T2">TODO</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3">TODO</text:p>
      <text:p text:style-name="P3"/>
      <text:p text:style-name="P1"><text:span text:style-name="T1">(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span></text:p>
      <text:p text:style-name="P1"/>
      <text:p text:style-name="P3">TODO</text:p>
      <text:p text:style-name="P3"/>
      <text:p text:style-name="P1"><text:span text:style-name="T1">(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span></text:p>
      <text:p text:style-name="P1"><text:span text:style-name="T1"/></text:p>
      <text:p text:style-name="P1"><text:span text:style-name="T2">TODO</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text:span><text:soft-page-break/><text:span text:style-name="T1">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span text:style-name="T5">TODO</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text:span><text:soft-page-break/><text:span text:style-name="T1">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1"><text:span text:style-name="T1"/></text:p>
      <text:p text:style-name="P1"><text:span text:style-name="T2">TODO</text:span><text:line-break/><text:line-break/><text:span text:style-name="T1">Minor Comments</text:span><text:line-break/><text:span text:style-name="T1">There were too many graphs. They could be cut down to a critical number of core findings of at most 4 or 5 figures.</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oft-pag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3">TODO</text:p>
      <text:p text:style-name="P1"><text:line-break/><text:span text:style-name="T1">Discussion</text:span><text:line-break/><text:line-break/><text:span text:style-name="T1">Include a more thorough discussion of the limitations of the current set of studies. Again, this section </text:span><text:soft-page-break/><text:span text:style-name="T1">can also provide space for discussion related to a few of the broader implications this work has for learning and instruction related to the findings.</text:span></text:p>
      <text:p text:style-name="P4"><text:span text:style-name="T4"/></text:p>
      <text:p text:style-name="P3"><text:span text:style-name="T4">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2-14T14:06:11.640393475</dc:date>
    <meta:editing-duration>PT13M48S</meta:editing-duration>
    <meta:editing-cycles>2</meta:editing-cycles>
    <meta:document-statistic meta:table-count="0" meta:image-count="0" meta:object-count="0" meta:page-count="7" meta:paragraph-count="22" meta:word-count="2985" meta:character-count="19355" meta:non-whitespace-character-count="16349"/>
  </office:meta>
</office:document-meta>
</file>